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5.5217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User / End-User</text:p>
          </table:table-cell>
          <table:table-cell table:style-name="ce5" office:value-type="string" calcext:value-type="string">
            <text:p>A San Jose State University student with an “actively enrolled” status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Customer</text:p>
          </table:table-cell>
          <table:table-cell table:style-name="ce5" office:value-type="string" calcext:value-type="string">
            <text:p>Either Professor Eswar or the SJSU IT Services team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dmin / Administrator</text:p>
          </table:table-cell>
          <table:table-cell table:style-name="ce5" office:value-type="string" calcext:value-type="string">
            <text:p>A member of the SJSU IT Services team who mitigate issues with this application while in servic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onnections</text:p>
          </table:table-cell>
          <table:table-cell table:style-name="ce5" office:value-type="string" calcext:value-type="string">
            <text:p>This is the view that the system provides to users so that they may discover and communicate with students who share similar course schedules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atings</text:p>
          </table:table-cell>
          <table:table-cell table:style-name="ce5" office:value-type="string" calcext:value-type="string">
            <text:p>This is the view that the system provides to users so that they may read and write reviews about specific courses and professors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eporting</text:p>
          </table:table-cell>
          <table:table-cell table:style-name="ce5" office:value-type="string" calcext:value-type="string">
            <text:p>This is the view that the system provides to users so that they may generate reports about courses, students, and professors as they pertain to the application itself</text:p>
          </table:table-cell>
          <table:table-cell table:number-columns-repeated="2"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2:05:34.499399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42:01.199991647</meta:creation-date>
    <dc:date>2017-03-03T12:07:13.900057642</dc:date>
    <meta:editing-duration>PT1M57S</meta:editing-duration>
    <meta:editing-cycles>4</meta:editing-cycles>
    <meta:generator>LibreOffice/4.2.8.2$Linux_X86_64 LibreOffice_project/420m0$Build-2</meta:generator>
    <meta:document-statistic meta:table-count="1" meta:cell-count="14" meta:object-count="0"/>
  </office:meta>
</office:document-meta>
</file>